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1.46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725cm"/>
    </style:style>
    <style:style style:name="co12" style:family="table-column">
      <style:table-column-properties fo:break-before="auto" style:column-width="3.149cm"/>
    </style:style>
    <style:style style:name="co13" style:family="table-column">
      <style:table-column-properties fo:break-before="auto" style:column-width="2.401cm"/>
    </style:style>
    <style:style style:name="co14" style:family="table-column">
      <style:table-column-properties fo:break-before="auto" style:column-width="2.99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281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2.884cm"/>
    </style:style>
    <style:style style:name="co19" style:family="table-column">
      <style:table-column-properties fo:break-before="auto" style:column-width="3.092cm"/>
    </style:style>
    <style:style style:name="co20" style:family="table-column">
      <style:table-column-properties fo:break-before="auto" style:column-width="2.371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2.778cm"/>
    </style:style>
    <style:style style:name="co26" style:family="table-column">
      <style:table-column-properties fo:break-before="auto" style:column-width="2.434cm"/>
    </style:style>
    <style:style style:name="co27" style:family="table-column">
      <style:table-column-properties fo:break-before="auto" style:column-width="2.752cm"/>
    </style:style>
    <style:style style:name="co28" style:family="table-column">
      <style:table-column-properties fo:break-before="auto" style:column-width="3.724cm"/>
    </style:style>
    <style:style style:name="co29" style:family="table-column">
      <style:table-column-properties fo:break-before="auto" style:column-width="2.663cm"/>
    </style:style>
    <style:style style:name="co30" style:family="table-column">
      <style:table-column-properties fo:break-before="auto" style:column-width="3.493cm"/>
    </style:style>
    <style:style style:name="co31" style:family="table-column">
      <style:table-column-properties fo:break-before="auto" style:column-width="3.731cm"/>
    </style:style>
    <style:style style:name="co32" style:family="table-column">
      <style:table-column-properties fo:break-before="auto" style:column-width="5.001cm"/>
    </style:style>
    <style:style style:name="co33" style:family="table-column">
      <style:table-column-properties fo:break-before="auto" style:column-width="4.73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ta1" style:family="table" style:master-page-name="PageStyle_5f_Ben_27_s_20_Team">
      <style:table-properties table:display="true" style:writing-mode="lr-tb"/>
    </style:style>
    <style:style style:name="ta2" style:family="table" style:master-page-name="PageStyle_5f_Matt_27_s_20_Team">
      <style:table-properties table:display="true" style:writing-mode="lr-tb"/>
    </style:style>
    <style:style style:name="ta3" style:family="table" style:master-page-name="PageStyle_5f_Andrew_27_s_20_Team">
      <style:table-properties table:display="true" style:writing-mode="lr-tb"/>
    </style:style>
    <style:style style:name="ta4" style:family="table" style:master-page-name="PageStyle_5f_Nick_27_s_20_Team">
      <style:table-properties table:display="true" style:writing-mode="lr-tb"/>
    </style:style>
    <style:style style:name="ta5" style:family="table" style:master-page-name="PageStyle_5f_Tyler_27_s_20_Team">
      <style:table-properties table:display="true" style:writing-mode="lr-tb"/>
    </style:style>
    <style:style style:name="ta6" style:family="table" style:master-page-name="PageStyle_5f_Evan_27_s_20_Team">
      <style:table-properties table:display="true" style:writing-mode="lr-tb"/>
    </style:style>
    <style:style style:name="ta7" style:family="table" style:master-page-name="PageStyle_5f_Graham_27_s_20_Team">
      <style:table-properties table:display="true" style:writing-mode="lr-tb"/>
    </style:style>
    <style:style style:name="ta8" style:family="table" style:master-page-name="PageStyle_5f_Sam_27_s_20_Team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3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3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3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3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3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3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3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3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3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3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3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3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3" office:value-type="float" office:value="1150000">
            <text:p>1,1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46"/>
        </table:table-row>
        <table:table-row table:style-name="ro2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 table:number-columns-repeated="3"/>
          <table:table-cell table:style-name="Default"/>
          <table:table-cell table:style-name="ce3"/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3" table:formula="of:=SUM([.I1:.I15])" office:value-type="float" office:value="65053000">
            <text:p>65,05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8">
            <text:p>8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218000">
            <text:p>111,21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1"/>
        <table:table-column table:style-name="co12" table:default-cell-style-name="ce3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9710000">
            <text:p>69,710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style-name="ce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116000">
            <text:p>111,116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3" table:print="false">
        <office:forms form:automatic-focus="false" form:apply-design-mode="false"/>
        <table:table-column table:style-name="co13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3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16" table:default-cell-style-name="ce1"/>
        <table:table-column table:style-name="co14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3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table:style-name="ce3"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3" office:value-type="float" office:value="3500000">
            <text:p>3,500,000.00</text:p>
          </table:table-cell>
          <table:table-cell table:number-columns-repeated="249"/>
        </table:table-row>
        <table:table-row table:style-name="ro4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3"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4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table:style-name="ce3" office:value-type="float" office:value="1713000">
            <text:p>1,71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016">
            <text:p>1016</text:p>
          </table:table-cell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4"/>
          <table:table-cell table:style-name="ce3"/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6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/>
          <table:table-cell table:number-columns-repeated="2"/>
          <table:table-cell table:style-name="ce3"/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5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/>
          <table:table-cell table:number-columns-repeated="2"/>
          <table:table-cell table:style-name="ce3"/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table:style-name="ce7" table:number-columns-repeated="2"/>
          <table:table-cell/>
          <table:table-cell table:style-name="ce8"/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3" table:formula="of:=SUM([.I1:.I15])" office:value-type="float" office:value="32096000">
            <text:p>32,096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8">
            <text:p>8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2">
            <text:p>2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7" office:value-type="float" office:value="2152">
            <text:p>2152</text:p>
          </table:table-cell>
          <table:table-cell table:style-name="ce7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4" table:default-cell-style-name="ce3"/>
        <table:table-column table:style-name="co2" table:default-cell-style-name="ce3"/>
        <table:table-column table:style-name="co2" table:number-columns-repeated="3" table:default-cell-style-name="ce1"/>
        <table:table-column table:style-name="co17" table:default-cell-style-name="ce3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" table:default-cell-style-name="ce1"/>
        <table:table-column table:style-name="co18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19" table:default-cell-style-name="ce6"/>
        <table:table-column table:style-name="co20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3" office:value-type="float" office:value="2125000">
            <text:p>2,1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3" office:value-type="float" office:value="2125000">
            <text:p>2,125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3" office:value-type="float" office:value="5250000">
            <text:p>5,250,000.00</text:p>
          </table:table-cell>
          <table:table-cell table:style-name="ce3"/>
          <table:table-cell office:value-type="float" office:value="1974">
            <text:p>1974</text:p>
          </table:table-cell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6" office:value-type="string">
            <text:p>F</text:p>
          </table:table-cell>
          <table:table-cell table:style-name="ce6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3" office:value-type="float" office:value="894000">
            <text:p>894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3" office:value-type="float" office:value="894000">
            <text:p>894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3" office:value-type="float" office:value="7857000">
            <text:p>7,85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3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7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06">
            <text:p>2006</text:p>
          </table:table-cell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3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/>
          <table:table-cell table:style-name="ce1" table:number-columns-repeated="2"/>
          <table:table-cell table:style-name="ce3"/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7"/>
          <table:table-cell office:value-type="string">
            <text:p>Salary:</text:p>
          </table:table-cell>
          <table:table-cell table:formula="of:=SUM([.I1:.I15])" office:value-type="float" office:value="48209000">
            <text:p>48,20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7"/>
          <table:table-cell office:value-type="string">
            <text:p>#Forwards:</text:p>
          </table:table-cell>
          <table:table-cell table:style-name="ce1" table:formula="of:=COUNTIF([.G1:.G15];&quot;=F&quot;)" office:value-type="float" office:value="8">
            <text:p>8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3" office:value-type="float" office:value="7857000">
            <text:p>7,857,000.00</text:p>
          </table:table-cell>
          <table:table-cell table:style-name="ce3"/>
          <table:table-cell table:style-name="ce1"/>
          <table:table-cell table:style-name="ce7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7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3" office:value-type="float" office:value="2700000">
            <text:p>2,700,000.00</text:p>
          </table:table-cell>
          <table:table-cell table:style-name="ce3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3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3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3" table:formula="of:=SUM([.D1:.D22])" office:value-type="float" office:value="76647000">
            <text:p>76,647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1" table:default-cell-style-name="ce1"/>
        <table:table-column table:style-name="co22" table:default-cell-style-name="ce3"/>
        <table:table-column table:style-name="co2" table:default-cell-style-name="ce3"/>
        <table:table-column table:style-name="co2" table:number-columns-repeated="3" table:default-cell-style-name="ce1"/>
        <table:table-column table:style-name="co23" table:default-cell-style-name="ce3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8"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6932000">
            <text:p>56,932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17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1"/>
        <table:table-column table:style-name="co25" table:default-cell-style-name="ce3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table:number-columns-repeated="3"/>
          <table:table-cell table:style-name="ce8"/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54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7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7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6308000">
            <text:p>46,308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7">
            <text:p>7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1">
            <text:p>1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25" table:default-cell-style-name="ce3"/>
        <table:table-column table:style-name="co2" table:default-cell-style-name="ce3"/>
        <table:table-column table:style-name="co2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3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4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3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3" office:value-type="float" office:value="5250000">
            <text:p>5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3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3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3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3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3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3" office:value-type="float" office:value="3775000">
            <text:p>3,7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table:style-name="ce3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3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3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3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3" table:formula="of:=SUM([.I1:.I15])" office:value-type="float" office:value="57218000">
            <text:p>57,21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9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29" table:default-cell-style-name="Default"/>
        <table:table-column table:style-name="co9" table:number-columns-repeated="3" table:default-cell-style-name="Default"/>
        <table:table-row table:style-name="ro7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3" office:value-type="float" office:value="2825000">
            <text:p>2,825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3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AndrewA's 1st</text:p>
          </table:table-cell>
        </table:table-row>
        <table:table-row table:style-name="ro7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3" office:value-type="float" office:value="2500000">
            <text:p>2,500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3" office:value-type="float" office:value="2500000">
            <text:p>2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AndrewA's 2nd</text:p>
          </table:table-cell>
        </table:table-row>
        <table:table-row table:style-name="ro7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3" office:value-type="float" office:value="6500000">
            <text:p>6,500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3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AndrewA's 3rd</text:p>
          </table:table-cell>
        </table:table-row>
        <table:table-row table:style-name="ro7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3" office:value-type="float" office:value="4875000">
            <text:p>4,875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3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AndrewA's 4th</text:p>
          </table:table-cell>
        </table:table-row>
        <table:table-row table:style-name="ro7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AndrewA's 5th</text:p>
          </table:table-cell>
        </table:table-row>
        <table:table-row table:style-name="ro7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7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3" office:value-type="float" office:value="1000000">
            <text:p>1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7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3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</table:table-row>
        <table:table-row table:style-name="ro7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3" office:value-type="float" office:value="4250000">
            <text:p>4,25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3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2nd</text:p>
          </table:table-cell>
        </table:table-row>
        <table:table-row table:style-name="ro7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3" office:value-type="float" office:value="1000000">
            <text:p>1,000,000.00</text:p>
          </table:table-cell>
          <table:table-cell/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3" office:value-type="float" office:value="6083000">
            <text:p>6,083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</table:table-row>
        <table:table-row table:style-name="ro7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3" office:value-type="float" office:value="5600000">
            <text:p>5,6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3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</table:table-row>
        <table:table-row table:style-name="ro7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3" office:value-type="float" office:value="5000000">
            <text:p>5,0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3" office:value-type="float" office:value="4600000">
            <text:p>4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</table:table-row>
        <table:table-row table:style-name="ro7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3" office:value-type="float" office:value="6900000">
            <text:p>6,9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3"/>
        </table:table-row>
        <table:table-row table:style-name="ro7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3" office:value-type="float" office:value="4700000">
            <text:p>4,7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3" office:value-type="float" office:value="3800000">
            <text:p>3,800,000.00</text:p>
          </table:table-cell>
          <table:table-cell table:number-columns-repeated="3"/>
        </table:table-row>
        <table:table-row table:style-name="ro7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3"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style-name="ce3"/>
          <table:table-cell table:number-columns-repeated="3"/>
        </table:table-row>
        <table:table-row table:style-name="ro7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3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3" table:formula="of:=SUM([.I1:.I15])" office:value-type="float" office:value="64923000">
            <text:p>64,923,000.00</text:p>
          </table:table-cell>
          <table:table-cell table:number-columns-repeated="3"/>
        </table:table-row>
        <table:table-row table:style-name="ro7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3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7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3">
            <text:p>3</text:p>
          </table:table-cell>
          <table:table-cell table:number-columns-repeated="3"/>
        </table:table-row>
        <table:table-row table:style-name="ro7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7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3" office:value-type="float" office:value="5250000">
            <text:p>5,250,000.00</text:p>
          </table:table-cell>
          <table:table-cell table:number-columns-repeated="8"/>
        </table:table-row>
        <table:table-row table:style-name="ro7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3" office:value-type="float" office:value="4600000">
            <text:p>4,600,000.00</text:p>
          </table:table-cell>
          <table:table-cell table:number-columns-repeated="8"/>
        </table:table-row>
        <table:table-row table:style-name="ro7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8"/>
        </table:table-row>
        <table:table-row table:style-name="ro7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3" office:value-type="float" office:value="3800000">
            <text:p>3,800,000.00</text:p>
          </table:table-cell>
          <table:table-cell table:number-columns-repeated="8"/>
        </table:table-row>
        <table:table-row table:style-name="ro7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3" office:value-type="float" office:value="5900000">
            <text:p>5,900,000.0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1" office:value-type="string">
            <text:p>Salary</text:p>
          </table:table-cell>
          <table:table-cell table:style-name="ce3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7" table:number-rows-repeated="1048547">
          <table:table-cell table:number-columns-repeated="12"/>
        </table:table-row>
        <table:table-row table:style-name="ro7">
          <table:table-cell table:number-columns-repeated="12"/>
        </table:table-row>
      </table:table>
      <table:table table:name="expansion players" table:style-name="ta10" table:print="false">
        <table:table-column table:style-name="co30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>
            <text:p>Jordans Team</text:p>
          </table:table-cell>
          <table:table-cell table:style-name="ce9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Huberdeau</text:p>
          </table:table-cell>
          <table:table-cell table:style-name="ce15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 Toews</text:p>
          </table:table-cell>
          <table:table-cell table:style-name="ce16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Zetterberg</text:p>
          </table:table-cell>
          <table:table-cell table:style-name="ce15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Bergeron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A Ladd</text:p>
          </table:table-cell>
          <table:table-cell table:style-name="ce17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Iginla</text:p>
          </table:table-cell>
          <table:table-cell table:style-name="ce15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C Hodgson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H Sedin</text:p>
          </table:table-cell>
          <table:table-cell table:style-name="ce16" office:value-type="float" office:value="7000000">
            <text:p>7,000,000.00</text:p>
          </table:table-cell>
          <table:table-cell table:number-columns-repeated="253"/>
        </table:table-row>
        <table:table-row table:style-name="ro8">
          <table:table-cell table:style-name="ce10" office:value-type="string">
            <text:p>F</text:p>
          </table:table-cell>
          <table:table-cell table:style-name="ce10" office:value-type="string">
            <text:p>D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R Nugent-Hopkins</text:p>
          </table:table-cell>
          <table:table-cell table:style-name="ce17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. Schwartz</text:p>
          </table:table-cell>
          <table:table-cell table:style-name="ce17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hornton</text:p>
          </table:table-cell>
          <table:table-cell table:style-name="ce15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V Nichushkin</text:p>
          </table:table-cell>
          <table:table-cell table:style-name="ce17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S Monahan</text:p>
          </table:table-cell>
          <table:table-cell table:style-name="ce16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Steen</text:p>
          </table:table-cell>
          <table:table-cell table:style-name="ce16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Rielly</text:p>
          </table:table-cell>
          <table:table-cell table:style-name="ce17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Del Zotto</text:p>
          </table:table-cell>
          <table:table-cell table:style-name="ce16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S Voynov</text:p>
          </table:table-cell>
          <table:table-cell table:style-name="ce15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C Franson</text:p>
          </table:table-cell>
          <table:table-cell table:style-name="ce15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Krug</text:p>
          </table:table-cell>
          <table:table-cell table:style-name="ce16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M Vlasic</text:p>
          </table:table-cell>
          <table:table-cell table:style-name="ce18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C Fowler</text:p>
          </table:table-cell>
          <table:table-cell table:style-name="ce17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S Varlamov</text:p>
          </table:table-cell>
          <table:table-cell table:style-name="ce16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Price</text:p>
          </table:table-cell>
          <table:table-cell table:style-name="ce17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G</text:p>
          </table:table-cell>
          <table:table-cell table:style-name="ce14" office:value-type="string">
            <text:p>E Lack</text:p>
          </table:table-cell>
          <table:table-cell table:style-name="ce18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J Howard</text:p>
          </table:table-cell>
          <table:table-cell table:style-name="ce15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Andrew's Team 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D Krejci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E Johnson</text:p>
          </table:table-cell>
          <table:table-cell table:style-name="ce16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Z Chara</text:p>
          </table:table-cell>
          <table:table-cell table:style-name="ce15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D Doughty</text:p>
          </table:table-cell>
          <table:table-cell table:style-name="ce18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Ben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J Lupul</text:p>
          </table:table-cell>
          <table:table-cell table:style-name="ce18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N Yakupov</text:p>
          </table:table-cell>
          <table:table-cell table:style-name="ce18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B Bennett</text:p>
          </table:table-cell>
          <table:table-cell table:style-name="ce18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D Backes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M Ribeiro</text:p>
          </table:table-cell>
          <table:table-cell table:style-name="ce18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A Goligoski</text:p>
          </table:table-cell>
          <table:table-cell table:style-name="ce16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Muzzin</text:p>
          </table:table-cell>
          <table:table-cell table:style-name="ce18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Faulk</text:p>
          </table:table-cell>
          <table:table-cell table:style-name="ce18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T Barrie</text:p>
          </table:table-cell>
          <table:table-cell table:style-name="ce17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Matt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Ryan</text:p>
          </table:table-cell>
          <table:table-cell table:style-name="ce17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N Leddy</text:p>
          </table:table-cell>
          <table:table-cell table:style-name="ce16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Mason</text:p>
          </table:table-cell>
          <table:table-cell table:style-name="ce15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ick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Marchand</text:p>
          </table:table-cell>
          <table:table-cell table:style-name="ce16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P Marleau</text:p>
          </table:table-cell>
          <table:table-cell table:style-name="ce17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Bobrovsky</text:p>
          </table:table-cell>
          <table:table-cell table:style-name="ce15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Tyler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Voracek</text:p>
          </table:table-cell>
          <table:table-cell table:style-name="ce15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Filppula</text:p>
          </table:table-cell>
          <table:table-cell table:style-name="ce16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Anderson</text:p>
          </table:table-cell>
          <table:table-cell table:style-name="ce17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20" office:value-type="string">
            <text:p>Evan</text:p>
          </table:table-cell>
          <table:table-cell table:style-name="ce21" office:value-type="string">
            <text:p>Graham</text:p>
          </table:table-cell>
          <table:table-cell table:style-name="ce22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6" office:value-type="string">
            <text:p>Oshie</text:p>
          </table:table-cell>
          <table:table-cell table:style-name="ce6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6" office:value-type="string">
            <text:p>Stastny</text:p>
          </table:table-cell>
          <table:table-cell table:style-name="ce6"/>
          <table:table-cell table:style-name="ce6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9" office:value-type="string">
            <text:p>Kuznetzov</text:p>
          </table:table-cell>
          <table:table-cell table:style-name="ce6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6" office:value-type="string">
            <text:p>Oshie</text:p>
          </table:table-cell>
          <table:table-cell table:style-name="ce6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6" office:value-type="string">
            <text:p>Palat</text:p>
          </table:table-cell>
          <table:table-cell table:style-name="ce6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6" office:value-type="string">
            <text:p>Sekera</text:p>
          </table:table-cell>
          <table:table-cell table:style-name="ce6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6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6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6"/>
          <table:table-cell table:style-name="ce6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6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6"/>
          <table:table-cell table:style-name="ce19" office:value-type="string">
            <text:p>Kuznetzov</text:p>
          </table:table-cell>
          <table:table-cell table:style-name="ce6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016-09-25</text:date>, <text:time>18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9-25T18:43:07</dc:date>
    <dc:creator>Ben Miller</dc:creator>
    <meta:editing-duration>P209DT1H52M40S</meta:editing-duration>
    <meta:editing-cycles>404</meta:editing-cycles>
    <meta:document-statistic meta:table-count="11" meta:cell-count="2457" meta:object-count="0"/>
    <meta:user-defined meta:name=""/>
  </office:meta>
</office:document-meta>
</file>